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 style:list-style-name="LS2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 style:list-style-name="LS3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 style:list-style-name="LS4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 style:list-style-name="LS5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 style:list-style-name="LS6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 style:list-style-name="LS7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Heading_20_2">
      <style:paragraph-properties fo:break-before="auto" fo:break-after="auto" style:writing-mode="lr-tb"/>
    </style:style>
    <style:style style:name="P10" style:family="paragraph" style:parent-style-name="Heading_20_1" style:master-page-name="Standard">
      <style:paragraph-properties style:page-number="auto" fo:break-before="auto" fo:break-after="auto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0"><text:bookmark text:name="h.b2yd8a5e8cs"/>Sistemas Operativos Monopuesto</text:h>
      <text:h text:style-name="P9" text:outline-level="10"><text:bookmark text:name="h.wqytv980jdke"/>3ª evaluación. Trabajo final</text:h>
      <text:p text:style-name="P1"><text:span text:style-name="T1"/></text:p>
      <text:p text:style-name="P1"/>
      <text:p text:style-name="P1"><text:span text:style-name="T2">Software</text:span><text:span text:style-name="T2"> </text:span><text:span text:style-name="T2">base</text:span><text:span text:style-name="T2"> (</text:span><text:span text:style-name="T2">preferentemente</text:span><text:span text:style-name="T2"> </text:span><text:span text:style-name="T2">software</text:span><text:span text:style-name="T2"> </text:span><text:span text:style-name="T2">libre</text:span><text:span text:style-name="T2">)</text:span></text:p>
      <text:p text:style-name="P1">Instalación y personalización de las siguientes tipos de herramientas:</text:p>
      <text:list xml:id="list1075909307" text:style-name="LS2">
        <text:list-item>
          <text:p text:style-name="P3">N<text:span text:style-name="T2">avegadores</text:span><text:span text:style-name="T2"> </text:span><text:span text:style-name="T2">web</text:span><text:span text:style-name="T2"> (</text:span><text:span text:style-name="T2">complementos</text:span><text:span text:style-name="T2"> <text:s/></text:span>→<text:span text:style-name="T2"> </text:span><text:span text:style-name="T2">adblock</text:span><text:span text:style-name="T2">, </text:span>…<text:span text:style-name="T2">)</text:span></text:p>
        </text:list-item>
        <text:list-item>
          <text:p text:style-name="P3">R<text:span text:style-name="T2">eproductores</text:span><text:span text:style-name="T2"> </text:span><text:span text:style-name="T2">multimedia</text:span></text:p>
        </text:list-item>
        <text:list-item>
          <text:p text:style-name="P3">O<text:span text:style-name="T2">fimatica</text:span></text:p>
        </text:list-item>
        <text:list-item>
          <text:p text:style-name="P3">A<text:span text:style-name="T2">ntivirus</text:span><text:span text:style-name="T2"> </text:span></text:p>
        </text:list-item>
        <text:list-item>
          <text:p text:style-name="P3">D<text:span text:style-name="T2">ropbox</text:span></text:p>
        </text:list-item>
        <text:list-item>
          <text:p text:style-name="P3"><text:span text:style-name="T2">Optimizacion</text:span><text:span text:style-name="T2"> </text:span><text:span text:style-name="T2">y</text:span><text:span text:style-name="T2"> </text:span><text:span text:style-name="T2">mantenimiento</text:span><text:span text:style-name="T2"> (</text:span><text:span text:style-name="T2">Ccleaner</text:span><text:span text:style-name="T2">, ...)</text:span></text:p>
        </text:list-item>
      </text:list>
      <text:p text:style-name="P1"/>
      <text:p text:style-name="P1">Seguridad:</text:p>
      <text:list xml:id="list1886914688" text:style-name="LS3">
        <text:list-item>
          <text:p text:style-name="P4">Antivirus y herramientas antimalware</text:p>
        </text:list-item>
        <text:list-item>
          <text:p text:style-name="P4">Cortafuegos</text:p>
        </text:list-item>
        <text:list-item>
          <text:p text:style-name="P4">Actualizaciones de seguridad del sistema operativo y de las aplicaciones instaladas</text:p>
        </text:list-item>
        <text:list-item>
          <text:p text:style-name="P4"><text:span text:style-name="T2">Usuario</text:span><text:span text:style-name="T2"> </text:span><text:span text:style-name="T2">restringido</text:span><text:span text:style-name="T2"> </text:span><text:span text:style-name="T2">con</text:span><text:span text:style-name="T2"> </text:span><text:span text:style-name="T2">clave</text:span><text:span text:style-name="T2"> </text:span><text:span text:style-name="T2">de</text:span><text:span text:style-name="T2"> </text:span><text:span text:style-name="T2">administrador</text:span></text:p>
        </text:list-item>
        <text:list-item>
          <text:p text:style-name="P4">Imagen del disco del sistema (Clonezilla, partimage)</text:p>
        </text:list-item>
      </text:list>
      <text:p text:style-name="P2"/>
      <text:p text:style-name="P1"/>
      <text:p text:style-name="P1">Personalización y seguridad del entorno de trabajo</text:p>
      <text:list xml:id="list1293265064" text:style-name="LS4">
        <text:list-item>
          <text:p text:style-name="P5"><text:span text:style-name="T2">Arranque</text:span><text:span text:style-name="T2"> </text:span><text:span text:style-name="T2">automático</text:span><text:span text:style-name="T2"> </text:span><text:span text:style-name="T2">con</text:span><text:span text:style-name="T2"> </text:span><text:span text:style-name="T2">usuario</text:span><text:span text:style-name="T2"> </text:span><text:span text:style-name="T2">restringido</text:span></text:p>
        </text:list-item>
        <text:list-item>
          <text:p text:style-name="P5"><office:annotation><dc:date>0000-00-00T00:00:00</dc:date><text:p text:style-name="P11"><text:span text:style-name="T3">oscar dominguez:</text:span></text:p><text:p text:style-name="P11"><text:span text:style-name="T3">http://www.zonasystem.com/2010/09/desactivar-deshabilitar-o-bloquear-el.html</text:span></text:p></office:annotation><text:span text:style-name="T2">Tema</text:span><text:span text:style-name="T2"> </text:span><text:span text:style-name="T2">predefinido</text:span><text:span text:style-name="T2"> (</text:span><text:span text:style-name="T2">tema</text:span><text:span text:style-name="T2"> </text:span><text:span text:style-name="T2">personalizado</text:span><text:span text:style-name="T2">)</text:span></text:p>
        </text:list-item>
        <text:list-item>
          <text:p text:style-name="P5"><office:annotation><dc:date>0000-00-00T00:00:00</dc:date><text:p text:style-name="P11"><text:span text:style-name="T3">oscar dominguez:</text:span></text:p><text:p text:style-name="P11"><text:span text:style-name="T3">PUESTO POR DAN</text:span></text:p><text:p text:style-name="P11"/><text:p text:style-name="P11"><text:span text:style-name="T3">http://www.novell.com/coolsolutions/feature/3281.html (Tutorial)</text:span></text:p></office:annotation><text:span text:style-name="T2">Fondo</text:span><text:span text:style-name="T2"> </text:span><text:span text:style-name="T2">de</text:span><text:span text:style-name="T2"> </text:span><text:span text:style-name="T2">pantalla</text:span><text:span text:style-name="T2"> (</text:span><text:span text:style-name="T2">sin</text:span><text:span text:style-name="T2"> </text:span><text:span text:style-name="T2">poder</text:span><text:span text:style-name="T2"> </text:span><text:span text:style-name="T2">modificarlo</text:span><text:span text:style-name="T2">)</text:span></text:p>
        </text:list-item>
        <text:list-item>
          <text:p text:style-name="P5"><text:span text:style-name="T2">Copias</text:span><text:span text:style-name="T2"> </text:span><text:span text:style-name="T2">de</text:span><text:span text:style-name="T2"> </text:span><text:span text:style-name="T2">seguridad</text:span><text:span text:style-name="T2"> </text:span><text:span text:style-name="T2">de</text:span><text:span text:style-name="T2"> </text:span><text:span text:style-name="T2">los</text:span><text:span text:style-name="T2"> </text:span><text:span text:style-name="T2">datos</text:span><text:span text:style-name="T2"> </text:span><text:span text:style-name="T2">del</text:span><text:span text:style-name="T2"> </text:span><text:span text:style-name="T2">usuario</text:span></text:p>
        </text:list-item>
        <text:list-item>
          <text:p text:style-name="P5"><text:span text:style-name="T2">Bibliotecas</text:span><text:span text:style-name="T2"> </text:span><text:span text:style-name="T2">de</text:span><text:span text:style-name="T2"> </text:span><text:span text:style-name="T2">datos</text:span><text:span text:style-name="T2"> </text:span><text:span text:style-name="T2">de</text:span><text:span text:style-name="T2"> </text:span><text:span text:style-name="T2">usuario</text:span><text:span text:style-name="T2"> </text:span><text:span text:style-name="T2">en</text:span><text:span text:style-name="T2"> </text:span><text:span text:style-name="T2">partici</text:span>ón separada</text:p>
        </text:list-item>
        <text:list-item>
          <text:p text:style-name="P5"><text:span text:style-name="T2">Bipartición (Arranque y datos)</text:span></text:p>
        </text:list-item>
      </text:list>
      <text:p text:style-name="P2"/>
      <text:p text:style-name="P2"/>
      <text:p text:style-name="P1"><text:span text:style-name="T2">Programación</text:span><text:span text:style-name="T2"> </text:span><text:span text:style-name="T2">de</text:span><text:span text:style-name="T2"> </text:span><text:span text:style-name="T2">tareas</text:span><text:span text:style-name="T2"> </text:span><text:span text:style-name="T2">de</text:span><text:span text:style-name="T2"> </text:span><text:span text:style-name="T2">mantenimiento</text:span></text:p>
      <text:list xml:id="list1253539242" text:style-name="LS5">
        <text:list-item>
          <text:p text:style-name="P6"><text:span text:style-name="T2">Antivirus</text:span><text:span text:style-name="T2"> </text:span><text:span text:style-name="T2">que</text:span><text:span text:style-name="T2"> </text:span><text:span text:style-name="T2">este</text:span><text:span text:style-name="T2"> </text:span><text:span text:style-name="T2">actualizado</text:span><text:span text:style-name="T2"> </text:span><text:span text:style-name="T2">y</text:span><text:span text:style-name="T2"> </text:span><text:span text:style-name="T2">que</text:span><text:span text:style-name="T2"> </text:span><text:span text:style-name="T2">realice</text:span><text:span text:style-name="T2"> </text:span><text:span text:style-name="T2">escaneo</text:span><text:span text:style-name="T2"> </text:span><text:span text:style-name="T2">periódicamente</text:span><text:span text:style-name="T2">.</text:span></text:p>
        </text:list-item>
        <text:list-item>
          <text:p text:style-name="P6"><text:span text:style-name="T2">Defragmentación</text:span><text:span text:style-name="T2"> </text:span><text:span text:style-name="T2">y</text:span><text:span text:style-name="T2"> </text:span><text:span text:style-name="T2">Scandisk</text:span></text:p>
        </text:list-item>
        <text:list-item>
          <text:p text:style-name="P6"><text:soft-page-break/>Filehippo update checker &lt;- comprobar periódicamente actualizaciones de software</text:p>
        </text:list-item>
        <text:list-item>
          <text:p text:style-name="P6"><text:span text:style-name="T2">Copia</text:span><text:span text:style-name="T2"> </text:span><text:span text:style-name="T2">de</text:span><text:span text:style-name="T2"> </text:span><text:span text:style-name="T2">seguridad</text:span><text:span text:style-name="T2"> </text:span><text:span text:style-name="T2">de</text:span><text:span text:style-name="T2"> </text:span><text:span text:style-name="T2">las</text:span><text:span text:style-name="T2"> </text:span><text:span text:style-name="T2">bibliotecas</text:span><text:span text:style-name="T2"> </text:span><text:span text:style-name="T2">periódicamente</text:span></text:p>
        </text:list-item>
        <text:list-item>
          <text:p text:style-name="P6"><text:span text:style-name="T2">Liberar</text:span><text:span text:style-name="T2"> </text:span><text:span text:style-name="T2">espacio</text:span><text:span text:style-name="T2"> </text:span><text:span text:style-name="T2">en</text:span><text:span text:style-name="T2"> </text:span><text:span text:style-name="T2">el</text:span><text:span text:style-name="T2"> </text:span><text:span text:style-name="T2">disco</text:span><text:span text:style-name="T2"> </text:span><text:span text:style-name="T2">periódicamente</text:span></text:p>
        </text:list-item>
        <text:list-item>
          <text:p text:style-name="P6"><text:span text:style-name="T2">Punto</text:span><text:span text:style-name="T2"> </text:span><text:span text:style-name="T2">de</text:span><text:span text:style-name="T2"> </text:span><text:span text:style-name="T2">restauración</text:span><text:span text:style-name="T2"> </text:span><text:span text:style-name="T2">cada</text:span><text:span text:style-name="T2"> </text:span><text:span text:style-name="T2">X</text:span><text:span text:style-name="T2"> </text:span><text:span text:style-name="T2">tiempo</text:span></text:p>
        </text:list-item>
        <text:list-item>
          <text:p text:style-name="P6"><text:span text:style-name="T2">Copia</text:span><text:span text:style-name="T2"> </text:span><text:span text:style-name="T2">de</text:span><text:span text:style-name="T2"> </text:span><text:span text:style-name="T2">seguridad</text:span><text:span text:style-name="T2"> </text:span><text:span text:style-name="T2">del</text:span><text:span text:style-name="T2"> </text:span><text:span text:style-name="T2">registro</text:span></text:p>
        </text:list-item>
      </text:list>
      <text:p text:style-name="P1"/>
      <text:p text:style-name="P2"/>
      <text:p text:style-name="P1">Herramientas</text:p>
      <text:list xml:id="list240430243" text:style-name="LS6">
        <text:list-item>
          <text:p text:style-name="P7"><text:span text:style-name="T2">CD</text:span><text:span text:style-name="T2"> </text:span><text:span text:style-name="T2">de</text:span><text:span text:style-name="T2"> </text:span><text:span text:style-name="T2">recuperación</text:span><text:span text:style-name="T2"> </text:span><text:span text:style-name="T2">con</text:span><text:span text:style-name="T2"> </text:span><text:span text:style-name="T2">antivirus</text:span><text:span text:style-name="T2"> “</text:span><text:span text:style-name="T2">Live</text:span><text:span text:style-name="T2"> </text:span><text:span text:style-name="T2">CD</text:span><text:span text:style-name="T2">”</text:span></text:p>
        </text:list-item>
      </text:list>
      <text:p text:style-name="P1"/>
      <text:p text:style-name="P1">Copia de seguridad del sistema</text:p>
      <text:list xml:id="list1565541963" text:style-name="LS7">
        <text:list-item>
          <text:p text:style-name="P8">Utilizar sistema de copia de seguridad del sistema de Windows</text:p>
        </text:list-item>
        <text:list-item>
          <text:p text:style-name="P8">Imagenes de particiones con live-cd (clonezilla, …)</text:p>
        </text:list-item>
      </text:list>
      <text:p text:style-name="P2"/>
      <text:p text:style-name="P1"><text:span text:style-name="T2">Tunning</text:span><text:span text:style-name="T2"> </text:span><text:span text:style-name="T2">registro</text:span><text:span text:style-name="T2"> “</text:span><text:span text:style-name="T2">Tocar</text:span><text:span text:style-name="T2"> </text:span><text:span text:style-name="T2">el</text:span><text:span text:style-name="T2"> </text:span><text:span text:style-name="T2">registro</text:span><text:span text:style-name="T2"> </text:span><text:span text:style-name="T2">un</text:span><text:span text:style-name="T2"> </text:span><text:span text:style-name="T2">poco</text:span><text:span text:style-name="T2">” </text:span><text:span text:style-name="T2">y</text:span><text:span text:style-name="T2"> </text:span><text:span text:style-name="T2">explicar</text:span><text:span text:style-name="T2"> </text:span><text:span text:style-name="T2">que</text:span><text:span text:style-name="T2"> </text:span><text:span text:style-name="T2">he</text:span><text:span text:style-name="T2"> </text:span><text:span text:style-name="T2">hecho</text:span></text:p>
      <text:p text:style-name="P2"/>
      <text:p text:style-name="P1"><text:span text:style-name="T2">Administración</text:span><text:span text:style-name="T2"> </text:span><text:span text:style-name="T2">remota</text:span><text:span text:style-name="T2"> </text:span><text:span text:style-name="T2">del</text:span><text:span text:style-name="T2"> </text:span><text:span text:style-name="T2">sistema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5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6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7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6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6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6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6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6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6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6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6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ivan </dc:creator>
    <meta:editing-cycles>2</meta:editing-cycles>
    <dc:date>2012-06-15T07:06:19</dc:date>
    <meta:editing-duration>P0D</meta:editing-duration>
    <meta:document-statistic meta:table-count="0" meta:image-count="0" meta:object-count="0" meta:page-count="2" meta:paragraph-count="38" meta:word-count="234" meta:character-count="1547" meta:non-whitespace-character-count="1378"/>
  </office:meta>
</office:document-meta>
</file>